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take a boat to the underground cave's
entrance?!”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“Aaall righty! Hold on tight!!”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“Yaaaaaaay!! Keep it reaaaal!!”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“Sorry, I'm kinda new at this...”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head back to shore?!”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N-No one should be able to see me here,
right...?!</text:p>
          </table:table-cell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 office:value-type="string">
            <text:p>Ah, n-no... it's no good... I can't hold it
anymore!</text:p>
          </table:table-cell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 office:value-type="string">
            <text:p>Quick, o-open the portable toilet's packet up,
and...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Uh... uu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 office:value-type="string">
            <text:p>Good... all ready to go...!!</text:p>
          </table:table-cell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 office:value-type="string">
            <text:p>Nh...</text:p>
          </table:table-cell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 office:value-type="string">
            <text:p>Ah... aaaah〜〜〜... //////</text:p>
          </table:table-cell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 office:value-type="string">
            <text:p>Doing it outdoors while standing up...
feels so amaaazing〜〜〜... /////</text:p>
          </table:table-cell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/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 office:value-type="string">
            <text:p>Much better! ♪</text:p>
          </table:table-cell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 office:value-type="string">
            <text:p>Ngh, but what am I supposed to do with this
portable toilet...? It's so swollen that it
won't fit in my pocket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 office:value-type="string">
            <text:p>I-I'll just hide it here for the time being
and come back later to pick it up.</text:p>
          </table:table-cell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portable toilet, bulging full of pee.</text:p>
          </table:table-cell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 office:value-type="string">
            <text:p>It's still warm.</text:p>
          </table:table-cell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thanks to Takoyaki's empathy skill
that we were able to retrieve the “Ancient
Wyvern Scale”.</text:p>
          </table:table-cell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 office:value-type="string">
            <text:p>Truthfully, I thought you were of no use
except for ignoring my orders and shooting
indiscriminately from the back.</text:p>
          </table:table-cell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uu... I can't tell if you're praising me
or dissing Meeee...</text:p>
          </table:table-cell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 office:value-type="string">
            <text:p>Anyway! That's not the only ability I Haaave!
Don't forget about this super useful Detection
Visooor!</text:p>
          </table:table-cell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 office:value-type="string">
            <text:p>I can fight, communicate with legendary
creatures, and see the invisible!! Aren't I
Amaziiing!! I'm way too Awesooome!!</text:p>
          </table:table-cell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-Memory system has been unlocked!</text:p>
          </table:table-cell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 office:value-type="string">
            <text:p>“P-Memories” are the residual thoughts left
over by a girl's embarrassing memories and
experiences of desperation.</text:p>
          </table:table-cell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 office:value-type="string">
            <text:p>They can't be seen with the naked eye, but
with the detection visor, it is possible to
discover and collect P-Memories.</text:p>
          </table:table-cell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 office:value-type="string">
            <text:p>You can view collected P-Memories at any
time from a red mailbox.</text:p>
          </table:table-cell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 office:value-type="string">
            <text:p>Furthermore, the P-Memory menu available at
red mailboxes contain hints as to where they
can all be found.</text:p>
          </table:table-cell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 office:value-type="string">
            <text:p>Start by interacting with a red mailbox, and
take a look at those hin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